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fff9" officeooo:paragraph-rsid="001cfff9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officeooo:rsid="001d9e5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ading scheme</text:h>
      <text:p text:style-name="Text_20_body"/>
      <text:p text:style-name="P1">Concurrency Patterns in SCOOP</text:p>
      <text:p text:style-name="Text_20_body">Roman Schmocker, 09-911-215</text:p>
      <text:p text:style-name="Text_20_body"/>
      <text:p text:style-name="Text_20_body">This is the standard grading scheme used by the Chair of Software Engineering for <text:span text:style-name="T1">a master</text:span> thesis.</text:p>
      <text:p text:style-name="Text_20_body">Points are 0-2 with 0 failed, 1 pass 1.5 good, 2 excellent</text:p>
      <text:p text:style-name="Text_20_body"/>
      <text:h text:style-name="Heading_20_4" text:outline-level="4">Report (2x): max 8 pt. </text:h>
      <text:list xml:id="list8905577989793009925" text:style-name="L1">
        <text:list-item>
          <text:p text:style-name="P2">Correctness (0-2)</text:p>
        </text:list-item>
        <text:list-item>
          <text:p text:style-name="P2">Completeness (0-2) </text:p>
        </text:list-item>
      </text:list>
      <text:p text:style-name="Text_20_body">Positive points: </text:p>
      <text:p text:style-name="Text_20_body">Negative points: </text:p>
      <text:h text:style-name="Heading_20_4" text:outline-level="4">Results (2x): max 16 pt. </text:h>
      <text:list xml:id="list6523342209406725881" text:style-name="L2">
        <text:list-item>
          <text:p text:style-name="P3">Quality of code (0-2)</text:p>
        </text:list-item>
        <text:list-item>
          <text:p text:style-name="P3">Design (0-2)</text:p>
        </text:list-item>
        <text:list-item>
          <text:p text:style-name="P3">Functional correctness and performance (0-2)</text:p>
        </text:list-item>
        <text:list-item>
          <text:p text:style-name="P3">Usability of results (0-2) </text:p>
        </text:list-item>
      </text:list>
      <text:p text:style-name="Text_20_body">Positive points: </text:p>
      <text:p text:style-name="Text_20_body">Negative points: </text:p>
      <text:h text:style-name="Heading_20_4" text:outline-level="4">Workstyle (1x): max 6 pt. </text:h>
      <text:list xml:id="list2209110101979848859" text:style-name="L3">
        <text:list-item>
          <text:p text:style-name="P4">Time management (0-2)</text:p>
        </text:list-item>
        <text:list-item>
          <text:p text:style-name="P4">Independence (0-2)</text:p>
        </text:list-item>
        <text:list-item>
          <text:p text:style-name="P4">Initiative (0-2)</text:p>
        </text:list-item>
      </text:list>
      <text:p text:style-name="Text_20_body">Positive points: <text:s/></text:p>
      <text:p text:style-name="Text_20_body">Negative points: </text:p>
      <text:p text:style-name="Text_20_body"/>
      <text:h text:style-name="Heading_20_4" text:outline-level="4">Grade:<text:tab/><text:tab/><draw:frame draw:style-name="fr1" draw:name="Objekt1" text:anchor-type="as-char" svg:y="-0.624cm" svg:width="4.671cm" svg:height="1.005cm" draw:z-index="0"><draw:object xlink:href="./Object 1" xlink:type="simple" xlink:show="embed" xlink:actuate="onLoad"/><draw:image xlink:href="./ObjectReplacements/Object 1" xlink:type="simple" xlink:show="embed" xlink:actuate="onLoad"/></draw:frame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CH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3:22:16</meta:creation-date>
    <dc:date>2014-03-14T12:42:34.663745727</dc:date>
    <meta:editing-duration>PT4M26S</meta:editing-duration>
    <meta:editing-cycles>5</meta:editing-cycles>
    <meta:generator>LibreOffice/4.1.5.3$Linux_X86_64 LibreOffice_project/410m0$Build-3</meta:generator>
    <meta:document-statistic meta:table-count="0" meta:image-count="0" meta:object-count="1" meta:page-count="1" meta:paragraph-count="24" meta:word-count="101" meta:character-count="615" meta:non-whitespace-character-count="533"/>
  </office:meta>
</office:document-meta>
</file>

<file path=Object 1/content.xml><?xml version="1.0" encoding="utf-8"?>
<math xmlns="http://www.w3.org/1998/Math/MathML">
  <semantics>
    <mrow>
      <mrow>
        <mn>1</mn>
        <mo stretchy="false">+</mo>
        <mrow>
          <mn>5</mn>
          <mo stretchy="false">∗</mo>
          <mrow>
            <mo stretchy="false">(</mo>
            <mrow>
              <mfrac>
                <mrow>
                  <mi mathvariant="italic">achieved</mi>
                  <mi mathvariant="italic">Points</mi>
                </mrow>
                <mrow>
                  <mi mathvariant="italic">max.</mi>
                  <mi mathvariant="italic">Points</mi>
                </mrow>
              </mfrac>
            </mrow>
            <mo stretchy="false">)</mo>
          </mrow>
        </mrow>
      </mrow>
    </mrow>
    <annotation encoding="StarMath 5.0">1+5*({achieved Points} over {max. Points})</annotation>
  </semantics>
</math>
</file>